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08A00000A57BC50750B.svm"/>
  <manifest:file-entry manifest:media-type="" manifest:full-path="Pictures/2000000700002EED00000C9D3CCA54FC.svm"/>
  <manifest:file-entry manifest:media-type="" manifest:full-path="Pictures/20000007000018CF000008466FAF06D6.svm"/>
  <manifest:file-entry manifest:media-type="" manifest:full-path="Pictures/20000007000010A500000A5709848C90.svm"/>
  <manifest:file-entry manifest:media-type="" manifest:full-path="Pictures/200000070000108A00000A57D3F06F41.svm"/>
  <manifest:file-entry manifest:media-type="" manifest:full-path="Pictures/20000007000010A500000A576AC53DFA.svm"/>
  <manifest:file-entry manifest:media-type="" manifest:full-path="Pictures/200000070000211400001A76F36F700C.svm"/>
  <manifest:file-entry manifest:media-type="" manifest:full-path="Pictures/200000070000108A00000A57489833B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style:text-autospace="non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style:use-window-font-color="true" style:font-name="Times New Roman" fo:font-size="12pt" fo:background-color="transparent" style:font-name-asian="Consolas" style:font-size-asian="12pt" style:font-name-complex="Consolas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4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dcdcdc" style:font-name="Consolas" fo:font-size="9.5pt" fo:background-color="transparent" style:font-name-asian="Consolas" style:font-size-asian="9.5pt" style:font-name-complex="Consolas" style:font-size-complex="9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Times New Roman" fo:background-color="transparent" style:font-name-asian="Consolas" style:font-name-complex="Consolas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helor project</text:p>
      <text:p text:style-name="P4"/>
      <text:p text:style-name="P4"/>
      <text:p text:style-name="P4">Time:</text:p>
      <text:p text:style-name="P4"/>
      <text:p text:style-name="P4"/>
      <text:p text:style-name="P4">Features:</text:p>
      <text:list xml:id="list6977430859176418247" text:style-name="L1">
        <text:list-item>
          <text:list>
            <text:list-item>
              <text:p text:style-name="P10">Cooperative gameplay over TCP.</text:p>
            </text:list-item>
            <text:list-item>
              <text:p text:style-name="P10">Create own levels with a built-in toolkit.</text:p>
            </text:list-item>
            <text:list-item>
              <text:p text:style-name="P10">Full support for gamepads.</text:p>
            </text:list-item>
            <text:list-item>
              <text:p text:style-name="P10">Permanent death, no savestates.</text:p>
            </text:list-item>
          </text:list>
        </text:list-item>
      </text:list>
      <text:p text:style-name="P5"/>
      <text:p text:style-name="P4">Statsystem:</text:p>
      <text:list xml:id="list1725086231537150180" text:style-name="L5">
        <text:list-item>
          <text:list>
            <text:list-item>
              <text:p text:style-name="P13">ATK (Attack)</text:p>
            </text:list-item>
            <text:list-item>
              <text:p text:style-name="P13">DEX (Dexterity)</text:p>
            </text:list-item>
            <text:list-item>
              <text:p text:style-name="P13">DEF (Defense)</text:p>
            </text:list-item>
            <text:list-item>
              <text:p text:style-name="P13">HP (Health)</text:p>
            </text:list-item>
            <text:list-item>
              <text:p text:style-name="P13">MP (Magic)</text:p>
            </text:list-item>
          </text:list>
        </text:list-item>
      </text:list>
      <text:p text:style-name="P5"/>
      <text:p text:style-name="P4">Server-client interaction:</text:p>
      <text:list xml:id="list5654164607913600532" text:style-name="L4">
        <text:list-item>
          <text:list>
            <text:list-item>
              <text:list>
                <text:list-item>
                  <text:p text:style-name="P8"><text:span text:style-name="T1">Input.</text:span></text:p>
                </text:list-item>
                <text:list-item>
                  <text:p text:style-name="P8"><text:span text:style-name="T1">Update own sprites on input.</text:span></text:p>
                </text:list-item>
                <text:list-item>
                  <text:p text:style-name="P8"><text:span text:style-name="T1">Send new position information to the server.</text:span></text:p>
                </text:list-item>
                <text:list-item>
                  <text:p text:style-name="P8"><text:span text:style-name="T1">Receive all information on server.</text:span></text:p>
                </text:list-item>
                <text:list-item>
                  <text:p text:style-name="P8"><text:span text:style-name="T1">Resend updated information to clients.</text:span></text:p>
                </text:list-item>
                <text:list-item>
                  <text:p text:style-name="P8"><text:span text:style-name="T1">Update.</text:span></text:p>
                </text:list-item>
              </text:list>
            </text:list-item>
          </text:list>
        </text:list-item>
      </text:list>
      <text:p text:style-name="P5"><text:tab/></text:p>
      <text:p text:style-name="P5"/>
      <text:p text:style-name="P4">Graphics:</text:p>
      <text:p text:style-name="P5"/>
      <text:p text:style-name="P5"><draw:frame draw:style-name="fr1" draw:name="graphics2" text:anchor-type="paragraph" svg:width="12.014cm" svg:height="3.23cm" draw:z-index="4"><draw:image xlink:href="Pictures/2000000700002EED00000C9D3CCA54FC.svm" xlink:type="simple" xlink:show="embed" xlink:actuate="onLoad"/></draw:frame>(Color palette)</text:p>
      <text:p text:style-name="P5"/>
      <text:p text:style-name="P5"><draw:frame draw:style-name="fr1" draw:name="graphics1" text:anchor-type="paragraph" svg:width="4.233cm" svg:height="2.648cm" draw:z-index="0"><draw:image xlink:href="Pictures/200000070000108A00000A57489833BB.svm" xlink:type="simple" xlink:show="embed" xlink:actuate="onLoad"/></draw:frame>(Hero)</text:p>
      <text:p text:style-name="P5"/>
      <text:p text:style-name="P5"><draw:frame draw:style-name="fr2" draw:name="graphics3" text:anchor-type="paragraph" svg:width="4.262cm" svg:height="2.648cm" draw:z-index="1"><draw:image xlink:href="Pictures/20000007000010A500000A576AC53DFA.svm" xlink:type="simple" xlink:show="embed" xlink:actuate="onLoad"/></draw:frame><text:soft-page-break/>(Blacksmith)</text:p>
      <text:p text:style-name="P5"/>
      <text:p text:style-name="P5"><draw:frame draw:style-name="fr2" draw:name="graphics4" text:anchor-type="paragraph" svg:width="4.233cm" svg:height="2.648cm" draw:z-index="2"><draw:image xlink:href="Pictures/200000070000108A00000A57D3F06F41.svm" xlink:type="simple" xlink:show="embed" xlink:actuate="onLoad"/></draw:frame>(Trader)</text:p>
      <text:p text:style-name="P5"/>
      <text:p text:style-name="P5"><draw:frame draw:style-name="fr2" draw:name="graphics5" text:anchor-type="paragraph" svg:width="4.262cm" svg:height="2.648cm" draw:z-index="3"><draw:image xlink:href="Pictures/20000007000010A500000A5709848C90.svm" xlink:type="simple" xlink:show="embed" xlink:actuate="onLoad"/></draw:frame>(Guard)</text:p>
      <text:p text:style-name="P5"/>
      <text:p text:style-name="P5"/>
      <text:p text:style-name="P5"><draw:frame draw:style-name="fr1" draw:name="graphics6" text:anchor-type="paragraph" svg:width="4.233cm" svg:height="2.648cm" draw:z-index="5"><draw:image xlink:href="Pictures/200000070000108A00000A57BC50750B.svm" xlink:type="simple" xlink:show="embed" xlink:actuate="onLoad"/></draw:frame>(Default enemy)</text:p>
      <text:p text:style-name="P5"/>
      <text:p text:style-name="P5"><draw:frame draw:style-name="fr1" draw:name="graphics7" text:anchor-type="paragraph" svg:width="6.352cm" svg:height="2.118cm" draw:z-index="6"><draw:image xlink:href="Pictures/20000007000018CF000008466FAF06D6.svm" xlink:type="simple" xlink:show="embed" xlink:actuate="onLoad"/></draw:frame>(Spell fireball)</text:p>
      <text:p text:style-name="P4"><text:line-break/></text:p>
      <text:p text:style-name="P5"><draw:frame draw:style-name="fr2" draw:name="graphics8" text:anchor-type="paragraph" svg:width="8.468cm" svg:height="6.773cm" draw:z-index="7"><draw:image xlink:href="Pictures/200000070000211400001A76F36F700C.svm" xlink:type="simple" xlink:show="embed" xlink:actuate="onLoad"/></draw:frame>(Standard tiles)</text:p>
      <text:p text:style-name="P4"/>
      <text:p text:style-name="P4"/>
      <text:p text:style-name="P4">Technical:</text:p>
      <text:list xml:id="list200212658414162794" text:style-name="L2">
        <text:list-item>
          <text:list>
            <text:list-item>
              <text:p text:style-name="P11">C++</text:p>
            </text:list-item>
            <text:list-item>
              <text:p text:style-name="P11">Sfml 2.4.1</text:p>
            </text:list-item>
          </text:list>
        </text:list-item>
      </text:list>
      <text:p text:style-name="P5"><text:soft-page-break/></text:p>
      <text:p text:style-name="P4">Programs:</text:p>
      <text:list xml:id="list6262555712756267039" text:style-name="L3">
        <text:list-item>
          <text:list>
            <text:list-item>
              <text:p text:style-name="P12">Visual Studio 12</text:p>
            </text:list-item>
            <text:list-item>
              <text:p text:style-name="P12">Paint</text:p>
            </text:list-item>
            <text:list-item>
              <text:p text:style-name="P12">Gimp</text:p>
            </text:list-item>
            <text:list-item>
              <text:p text:style-name="P15"><text:span text:style-name="T1">Notepad++</text:span></text:p>
            </text:list-item>
          </text:list>
        </text:list-item>
      </text:list>
      <text:p text:style-name="P2"><text:span text:style-name="T1"/></text:p>
      <text:p text:style-name="P4">Timeline:</text:p>
      <text:p text:style-name="P4"/>
      <text:p text:style-name="P6"><text:s text:c="3"/>@ 15.08. <text:tab/>-&gt; Link sfml-libraries to Visual Studio<text:tab/><text:tab/><text:tab/><text:tab/><text:tab/></text:p>
      <text:p text:style-name="P6"><text:tab/><text:tab/>-&gt; Configurate dll's<text:tab/><text:tab/><text:tab/><text:tab/><text:tab/><text:tab/></text:p>
      <text:p text:style-name="P6"><text:tab/><text:tab/>-&gt; Set up simple "main_cpp"<text:tab/><text:tab/><text:tab/><text:tab/><text:tab/></text:p>
      <text:p text:style-name="P6"><text:tab/><text:tab/>-&gt; Sketch up the programs structure<text:tab/><text:tab/><text:tab/><text:tab/></text:p>
      <text:p text:style-name="P6"><text:tab/><text:tab/>-&gt; Solve the graphics and perspective question<text:tab/><text:tab/></text:p>
      <text:p text:style-name="P6"><text:tab/><text:tab/>-&gt; Search for simple test-sprites<text:tab/><text:tab/><text:tab/><text:tab/></text:p>
      <text:p text:style-name="P16"/>
      <text:p text:style-name="P6"><text:s text:c="3"/>@ 16.08.<text:tab/>-&gt; Set up "main-loop_cpp"<text:tab/><text:tab/><text:tab/><text:tab/><text:tab/><text:tab/></text:p>
      <text:p text:style-name="P6"><text:tab/><text:tab/>-&gt; Call "main-loop" in "main"<text:tab/><text:tab/><text:tab/><text:tab/></text:p>
      <text:p text:style-name="P6"><text:tab/><text:tab/>-&gt; Fit window to monitor-size<text:tab/><text:tab/><text:tab/><text:tab/></text:p>
      <text:p text:style-name="P6"><text:tab/><text:tab/>-&gt; Make Render-Window loop<text:tab/><text:tab/><text:tab/><text:tab/></text:p>
      <text:p text:style-name="P6"><text:tab/><text:tab/>-&gt; Set up "settings_hpp" to store constants<text:tab/><text:tab/><text:tab/></text:p>
      <text:p text:style-name="P6"><text:tab/><text:tab/>-&gt; Set up "screen_manager"<text:tab/><text:tab/><text:tab/><text:tab/><text:tab/></text:p>
      <text:p text:style-name="P6"><text:tab/><text:tab/>-&gt; Set up "basic_screen" (base-class)<text:tab/><text:tab/><text:tab/></text:p>
      <text:p text:style-name="P6"><text:tab/><text:tab/>-&gt; Call "basic_screen" in "screen-manager"<text:tab/><text:tab/><text:tab/></text:p>
      <text:p text:style-name="P6"><text:tab/><text:tab/>-&gt; Set up "splash-screen_cpp"<text:tab/><text:tab/><text:tab/><text:tab/></text:p>
      <text:p text:style-name="P6"><text:tab/><text:tab/>-&gt; Set up "start-menu-screen_cpp"<text:tab/><text:tab/><text:tab/><text:tab/></text:p>
      <text:p text:style-name="P6"><text:tab/><text:tab/>-&gt; Test screen-switching<text:tab/><text:tab/><text:tab/><text:tab/><text:tab/></text:p>
      <text:p text:style-name="P6"><text:tab/><text:tab/>-&gt; Set up "file-path_hpp"<text:tab/><text:tab/><text:tab/><text:tab/><text:tab/></text:p>
      <text:p text:style-name="P6"><text:tab/><text:tab/>-&gt; load background-sprites for existing screens <text:tab/><text:tab/></text:p>
      <text:p text:style-name="P6"><text:tab/><text:tab/><text:tab/><text:tab/><text:tab/><text:tab/><text:tab/><text:tab/><text:tab/><text:tab/><text:tab/><text:tab/><text:tab/></text:p>
      <text:p text:style-name="P6"><text:s text:c="3"/>@ 17.08. <text:tab/>-&gt; Handle view<text:tab/><text:tab/><text:tab/><text:tab/><text:tab/><text:tab/><text:tab/><text:tab/></text:p>
      <text:p text:style-name="P6"><text:tab/><text:tab/>-&gt; Modify view from screen-classes<text:tab/><text:tab/><text:tab/><text:tab/></text:p>
      <text:p text:style-name="P6"><text:tab/><text:tab/>-&gt; Set up "command-manager"<text:tab/><text:tab/><text:tab/><text:tab/><text:tab/><text:tab/></text:p>
      <text:p text:style-name="P6"><text:tab/><text:tab/>-&gt; write commands for menu<text:tab/><text:tab/><text:tab/><text:tab/><text:tab/><text:tab/></text:p>
      <text:p text:style-name="P6"><text:tab/><text:tab/>-&gt; store command-enums in "settings"<text:tab/><text:tab/><text:tab/></text:p>
      <text:p text:style-name="P6"><text:tab/><text:tab/>-&gt; Set up "time-manager_hpp"<text:tab/><text:tab/><text:tab/><text:tab/><text:tab/></text:p>
      <text:p text:style-name="P6"><text:tab/><text:tab/>-&gt; Frame-time<text:tab/><text:tab/><text:tab/><text:tab/><text:tab/>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 text:c="3"/>@ 20.08. <text:tab/>-&gt; Concept for loading maps<text:tab/><text:tab/><text:tab/><text:tab/><text:tab/><text:tab/></text:p>
      <text:p text:style-name="P6"><text:tab/><text:tab/>-&gt; Input<text:tab/><text:tab/><text:tab/><text:tab/><text:tab/><text:tab/><text:tab/><text:tab/><text:tab/></text:p>
      <text:p text:style-name="P6"><text:tab/><text:tab/>-&gt; Set up "CreatureManager_hpp"<text:tab/>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 text:c="3"/>@ 21.08.<text:tab/>-&gt; Set up "BasicCreature_hpp"<text:tab/><text:tab/><text:tab/><text:tab/><text:tab/></text:p>
      <text:p text:style-name="P6"><text:tab/><text:tab/>-&gt; find a way to store all creatures<text:tab/><text:tab/><text:tab/></text:p>
      <text:p text:style-name="P6"><text:tab/><text:tab/>-&gt; differences between player and npcs<text:tab/><text:tab/><text:tab/></text:p>
      <text:p text:style-name="P6"><text:tab/><text:tab/>-&gt; Set up "enemyCreature"<text:tab/><text:tab/><text:tab/><text:tab/><text:tab/><text:tab/></text:p>
      <text:p text:style-name="P6"><text:tab/><text:tab/>-&gt; Setup "npcCreature"<text:tab/><text:tab/><text:tab/>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 text:c="3"/>@ 23.08.<text:tab/>-&gt; Maybe inheriting basicCreature protected(?)<text:tab/></text:p>
      <text:p text:style-name="P6"><text:tab/><text:tab/>-&gt; Test loading enemy-creatures and showing<text:tab/><text:tab/></text:p>
      <text:p text:style-name="P6"><text:tab/><text:tab/>-&gt; Test rendering<text:tab/><text:tab/><text:tab/><text:tab/><text:tab/><text:tab/><text:tab/><text:tab/></text:p>
      <text:p text:style-name="P6"><text:tab/><text:tab/>-&gt; Expand Settings_hpp with creature types<text:tab/><text:tab/></text:p>
      <text:p text:style-name="P6"><text:soft-page-break/><text:tab/><text:tab/>-&gt; Expand Enemy-class<text:tab/><text:tab/><text:tab/><text:tab/></text:p>
      <text:p text:style-name="P6"><text:tab/><text:tab/>-&gt; Basic animation in creature-class<text:tab/></text:p>
      <text:p text:style-name="P6"><text:tab/><text:tab/></text:p>
      <text:p text:style-name="P6"><text:s text:c="3"/>@ 24.08. <text:tab/>-&gt; own class for creature-animation<text:tab/><text:tab/><text:tab/><text:tab/></text:p>
      <text:p text:style-name="P6"><text:tab/><text:tab/>-&gt; make enemy sprite-sheet<text:tab/><text:tab/><text:tab/><text:tab/></text:p>
      <text:p text:style-name="P6"><text:tab/><text:tab/>-&gt; animate enemy<text:tab/><text:tab/><text:tab/><text:tab/><text:tab/><text:tab/><text:tab/> <text:s/></text:p>
      <text:p text:style-name="P6"><text:tab/><text:tab/><text:tab/><text:tab/><text:tab/><text:tab/><text:tab/><text:tab/><text:tab/><text:tab/><text:tab/><text:tab/><text:tab/> <text:s/></text:p>
      <text:p text:style-name="P6"><text:s text:c="3"/>@ 26.08.<text:tab/>-&gt; directions in random-movement<text:tab/><text:tab/><text:tab/><text:tab/></text:p>
      <text:p text:style-name="P16"/>
      <text:p text:style-name="P6"><text:s text:c="3"/>@ 02.09.<text:tab/>-&gt; set up map-loader-class<text:tab/><text:tab/><text:tab/><text:tab/><text:tab/><text:tab/></text:p>
      <text:p text:style-name="P6"><text:tab/><text:tab/>-&gt; make tiles<text:tab/><text:tab/><text:tab/><text:tab/><text:tab/><text:tab/><text:tab/><text:tab/><text:tab/></text:p>
      <text:p text:style-name="P6"><text:tab/><text:tab/>-&gt; make textfile to load from<text:tab/><text:tab/><text:tab/><text:tab/><text:tab/></text:p>
      <text:p text:style-name="P6"><text:tab/><text:tab/><text:tab/><text:tab/><text:tab/><text:tab/><text:tab/><text:tab/><text:tab/><text:tab/><text:tab/><text:tab/></text:p>
      <text:p text:style-name="P6"><text:s text:c="3"/>@ 04.09. <text:tab/>-&gt; load background<text:tab/><text:tab/><text:tab/><text:tab/><text:tab/><text:tab/><text:tab/><text:tab/></text:p>
      <text:p text:style-name="P6"><text:tab/><text:tab/>-&gt; load tiles<text:tab/><text:tab/><text:tab/><text:tab/><text:tab/><text:tab/><text:tab/><text:tab/><text:tab/></text:p>
      <text:p text:style-name="P6"><text:tab/><text:tab/>-&gt; load enemy-spawn<text:tab/><text:tab/><text:tab/><text:tab/><text:tab/><text:tab/><text:tab/><text:tab/></text:p>
      <text:p text:style-name="P16"/>
      <text:p text:style-name="P6"><text:s text:c="3"/>@ 07.09. <text:tab/>-&gt; enemy-movement<text:tab/><text:tab/><text:tab/><text:tab/><text:tab/><text:tab/><text:tab/><text:tab/></text:p>
      <text:p text:style-name="P6"><text:tab/><text:tab/>-&gt; collision-manager<text:tab/><text:tab/><text:tab/><text:tab/><text:tab/><text:tab/><text:tab/></text:p>
      <text:p text:style-name="P6"><text:tab/><text:tab/>-&gt; collision-check enemy</text:p>
      <text:p text:style-name="P6"><text:tab/><text:tab/>-&gt; tiles<text:tab/>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 text:c="3"/>@ 08.09.<text:tab/>-&gt; load player-spawn<text:tab/><text:tab/><text:tab/><text:tab/><text:tab/><text:tab/><text:tab/></text:p>
      <text:p text:style-name="P6"><text:s text:c="3"/><text:tab/><text:tab/>-&gt; Try loading player<text:tab/><text:tab/><text:tab/><text:tab/><text:tab/><text:tab/><text:tab/></text:p>
      <text:p text:style-name="P6"><text:tab/><text:tab/>-&gt; player-movement<text:tab/><text:tab/><text:tab/><text:tab/><text:tab/><text:tab/><text:tab/><text:tab/></text:p>
      <text:p text:style-name="P6"><text:tab/><text:tab/>-&gt; player-animation<text:tab/><text:tab/><text:tab/><text:tab/><text:tab/><text:tab/><text:tab/><text:tab/></text:p>
      <text:p text:style-name="P6"><text:tab/><text:tab/><text:tab/><text:tab/><text:tab/><text:tab/><text:tab/><text:tab/><text:tab/><text:tab/><text:tab/><text:tab/></text:p>
      <text:p text:style-name="P6"><text:s text:c="3"/>@ 09.09. <text:tab/>-&gt; player collision-detection<text:tab/>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 text:c="3"/>@ 10.09.<text:tab/>-&gt; view follows the player<text:tab/><text:tab/><text:tab/><text:tab/><text:tab/><text:tab/></text:p>
      <text:p text:style-name="P6"><text:tab/><text:tab/>-&gt; change tile-size to 16x16<text:tab/><text:tab/><text:tab/><text:tab/><text:tab/></text:p>
      <text:p text:style-name="P6"><text:tab/><text:tab/>-&gt; change creature-size to 16x16<text:tab/><text:tab/><text:tab/><text:tab/></text:p>
      <text:p text:style-name="P6"><text:tab/><text:tab/>-&gt; think about dimensions( 320, 240 )<text:tab/><text:tab/><text:tab/></text:p>
      <text:p text:style-name="P6"><text:tab/><text:tab/>-&gt; better placeholder - sprites<text:tab/><text:tab/><text:tab/><text:tab/><text:tab/></text:p>
      <text:p text:style-name="P6"><text:tab/><text:tab/><text:tab/><text:tab/><text:tab/><text:tab/><text:tab/><text:tab/><text:tab/><text:tab/><text:tab/><text:tab/></text:p>
      <text:p text:style-name="P6"><text:s text:c="3"/>@ 11.09. <text:tab/>-&gt; view stops at map-borders<text:tab/><text:tab/><text:tab/><text:tab/><text:tab/></text:p>
      <text:p text:style-name="P6"><text:tab/><text:tab/>-&gt; make gamescreen<text:tab/><text:tab/><text:tab/><text:tab/><text:tab/><text:tab/><text:tab/><text:tab/></text:p>
      <text:p text:style-name="P6"><text:tab/><text:tab/>-&gt; make tiles as struct( sprite, depth, pos )<text:tab/></text:p>
      <text:p text:style-name="P6"><text:tab/><text:tab/>-&gt; test depth for tiles, player &amp; enemy (render)</text:p>
      <text:p text:style-name="P6"><text:tab/><text:tab/><text:tab/><text:tab/><text:tab/><text:tab/><text:tab/><text:tab/><text:tab/><text:tab/><text:tab/><text:tab/><text:tab/></text:p>
      <text:p text:style-name="P6"><text:s text:c="3"/>@ 12.09. <text:tab/>-&gt; create own sprite-sheet: player<text:tab/><text:tab/><text:tab/><text:tab/></text:p>
      <text:p text:style-name="P6"><text:tab/><text:tab/>-&gt; more maps for different layers ??<text:tab/>no..<text:tab/></text:p>
      <text:p text:style-name="P6"><text:tab/><text:tab/>-&gt; collision between creatures<text:tab/><text:tab/><text:tab/><text:tab/><text:tab/></text:p>
      <text:p text:style-name="P6"><text:tab/><text:tab/><text:tab/><text:tab/><text:tab/><text:tab/><text:tab/><text:tab/><text:tab/><text:tab/><text:tab/><text:tab/></text:p>
      <text:p text:style-name="P6"><text:s text:c="3"/>@ 13.09 <text:s/><text:tab/>-&gt; create own tile-set<text:tab/><text:tab/><text:tab/><text:tab/><text:tab/><text:tab/><text:tab/></text:p>
      <text:p text:style-name="P6"><text:tab/><text:tab/>-&gt; create some npc's<text:tab/><text:tab/><text:tab/><text:tab/><text:tab/><text:tab/><text:tab/></text:p>
      <text:p text:style-name="P6"><text:tab/><text:tab/>-&gt; finish player sprite-sheet<text:tab/><text:tab/><text:tab/><text:tab/><text:tab/></text:p>
      <text:p text:style-name="P6"><text:tab/><text:tab/>-&gt; problems with render-by-depth solved<text:tab/><text:tab/><text:tab/></text:p>
      <text:p text:style-name="P16"/>
      <text:p text:style-name="P6"><text:s text:c="3"/>@ 14.09. <text:tab/>-&gt; creature-depth<text:tab/><text:tab/><text:tab/><text:tab/><text:tab/><text:tab/><text:tab/><text:tab/></text:p>
      <text:p text:style-name="P6"><text:tab/><text:tab/>-&gt; make sorting function for enemy-sprites<text:tab/><text:tab/></text:p>
      <text:p text:style-name="P6"><text:tab/><text:tab/>-&gt; draw player within manager with depth<text:tab/><text:tab/></text:p>
      <text:p text:style-name="P6"><text:tab/><text:tab/>-&gt; easy fps-counter<text:tab/><text:tab/><text:tab/><text:tab/><text:tab/><text:tab/><text:tab/><text:tab/></text:p>
      <text:p text:style-name="P6"><text:soft-page-break/><text:tab/><text:tab/>-&gt; make some item-sprites<text:tab/><text:tab/><text:tab/><text:tab/><text:tab/><text:tab/></text:p>
      <text:p text:style-name="P16"/>
      <text:p text:style-name="P6"><text:s text:c="3"/>@ 15.09. <text:tab/>-&gt; problem! enemy-collision uses also own rect <text:s/></text:p>
      <text:p text:style-name="P6"><text:tab/><text:tab/>-&gt; smooth enemy-colliding<text:tab/><text:tab/><text:tab/><text:tab/><text:tab/><text:tab/></text:p>
      <text:p text:style-name="P6"/>
      <text:p text:style-name="P6"><text:s text:c="3"/>@ 17.09. <text:tab/>-&gt; set up spell - manager<text:tab/><text:tab/><text:tab/><text:tab/><text:tab/><text:tab/></text:p>
      <text:p text:style-name="P6"><text:tab/><text:tab/>-&gt; set up spell - animation<text:tab/><text:tab/><text:tab/><text:tab/><text:tab/><text:tab/></text:p>
      <text:p text:style-name="P6"><text:tab/><text:tab/>-&gt; player cast spells<text:tab/><text:tab/><text:tab/><text:tab/><text:tab/><text:tab/><text:tab/></text:p>
      <text:p text:style-name="P6"><text:tab/><text:tab/>-&gt; delete spells from vector<text:tab/><text:tab/><text:tab/><text:tab/><text:tab/></text:p>
      <text:p text:style-name="P6"><text:tab/><text:tab/>-&gt; spell life-time increasing<text:tab/><text:tab/><text:tab/><text:tab/><text:tab/></text:p>
      <text:p text:style-name="P6"><text:tab/><text:tab/>-&gt; spell-collision with enemy<text:tab/><text:tab/><text:tab/><text:tab/><text:tab/></text:p>
      <text:p text:style-name="P6"><text:tab/><text:tab/>-&gt; spell-collision with tiles<text:tab/><text:tab/><text:tab/><text:tab/><text:tab/></text:p>
      <text:p text:style-name="P6"><text:tab/><text:tab/>-&gt; return real-directions from player<text:tab/><text:tab/><text:tab/></text:p>
      <text:p text:style-name="P6"><text:tab/><text:tab/>-&gt; let player shoot in 8-directions<text:tab/><text:tab/><text:tab/><text:tab/></text:p>
      <text:p text:style-name="P6"><text:tab/><text:tab/>-&gt; make own enemy-sprites( goblin )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 text:c="3"/>@ 18.09. <text:tab/>-&gt; use own tile-sprites<text:tab/><text:tab/><text:tab/><text:tab/><text:tab/><text:tab/><text:tab/></text:p>
      <text:p text:style-name="P6"><text:tab/><text:tab/>-&gt; change all tile-chars<text:tab/><text:tab/><text:tab/><text:tab/><text:tab/><text:tab/></text:p>
      <text:p text:style-name="P6"><text:tab/><text:tab/>-&gt; change test-level-map<text:tab/><text:tab/><text:tab/><text:tab/><text:tab/><text:tab/></text:p>
      <text:p text:style-name="P6"><text:tab/><text:tab/>-&gt; set damage in spell-struct<text:tab/><text:tab/><text:tab/><text:tab/><text:tab/></text:p>
      <text:p text:style-name="P6"><text:tab/><text:tab/>-&gt; enemies health gets reduced by spells<text:tab/><text:tab/></text:p>
      <text:p text:style-name="P6"><text:tab/><text:tab/>-&gt; enemies get deleted if health is zero<text:tab/><text:tab/></text:p>
      <text:p text:style-name="P6"><text:tab/><text:tab/>-&gt; enemy health hud<text:tab/><text:tab/><text:tab/><text:tab/><text:tab/><text:tab/></text:p>
      <text:p text:style-name="P6"><text:tab/><text:tab/>-&gt; make enemy death-animation<text:tab/><text:tab/><text:tab/><text:tab/><text:tab/></text:p>
      <text:p text:style-name="P6"><text:tab/><text:tab/>-&gt; set enemy states<text:tab/><text:tab/><text:tab/><text:tab/><text:tab/><text:tab/><text:tab/><text:tab/></text:p>
      <text:p text:style-name="P6"><text:tab/><text:tab/>-&gt; death-state for enemy with death-animation<text:tab/></text:p>
      <text:p text:style-name="P6"><text:tab/><text:tab/><text:tab/><text:tab/><text:tab/><text:tab/><text:tab/><text:tab/><text:tab/><text:tab/><text:tab/></text:p>
      <text:p text:style-name="P6"><text:s text:c="3"/>@ 19.09. <text:tab/>-&gt; delete creature if death-animation is over<text:tab/></text:p>
      <text:p text:style-name="P6"><text:tab/><text:tab/>-&gt; set walk to false if cast spell<text:tab/><text:tab/><text:tab/><text:tab/></text:p>
      <text:p text:style-name="P6"><text:tab/><text:tab/>-&gt; creature-stats<text:tab/><text:tab/><text:tab/><text:tab/><text:tab/><text:tab/><text:tab/></text:p>
      <text:p text:style-name="P6"><text:tab/><text:tab/>-&gt; make player-animation for spell-casting<text:tab/><text:tab/><text:tab/><text:tab/><text:tab/><text:tab/><text:tab/><text:tab/><text:tab/><text:tab/><text:tab/><text:tab/><text:tab/><text:tab/> <text:s/></text:p>
      <text:p text:style-name="P6"><text:s text:c="3"/>@ 20.09. <text:tab/>-&gt; spell-animation problem with is_alive var <text:s text:c="3"/></text:p>
      <text:p text:style-name="P6"><text:tab/><text:tab/>-&gt; is_dead, can_be_deleted-vars in spell-class<text:tab/></text:p>
      <text:p text:style-name="P6"><text:tab/><text:tab/>-&gt; death-animation for fire-ball<text:tab/><text:tab/><text:tab/><text:tab/></text:p>
      <text:p text:style-name="P6"><text:tab/><text:tab/>-&gt; make death-function in fire-ball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 text:c="3"/>@ 21.09. <text:tab/>-&gt; new tile-sprites<text:tab/><text:tab/><text:tab/><text:tab/><text:tab/><text:tab/><text:tab/><text:tab/></text:p>
      <text:p text:style-name="P6"><text:tab/><text:tab/>-&gt; add new tiles in engine<text:tab/><text:tab/><text:tab/><text:tab/><text:tab/><text:tab/></text:p>
      <text:p text:style-name="P6"><text:tab/><text:tab/>-&gt; make wall-tile for column replacement<text:tab/><text:tab/></text:p>
      <text:p text:style-name="P6"><text:tab/><text:tab/><text:tab/><text:tab/><text:tab/><text:tab/><text:tab/><text:tab/><text:tab/><text:tab/><text:tab/><text:tab/><text:tab/></text:p>
      <text:p text:style-name="P6"><text:s text:c="3"/>@ 22.09. <text:tab/>-&gt; add controller support<text:tab/><text:tab/><text:tab/><text:tab/><text:tab/><text:tab/></text:p>
      <text:p text:style-name="P6"><text:tab/><text:tab/>-&gt; finish menus and buttons<text:tab/><text:tab/><text:tab/><text:tab/><text:tab/><text:tab/></text:p>
      <text:p text:style-name="P16"/>
      <text:p text:style-name="P6"><text:s text:c="3"/>@ 23.09. <text:tab/>-&gt; sword-attack sprites for player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 text:c="3"/>@ 25.09. <text:tab/>-&gt; fit collision-bounds for player<text:tab/><text:tab/><text:tab/><text:tab/></text:p>
      <text:p text:style-name="P6"><text:tab/><text:tab/>-&gt; animation-function for close attacks<text:tab/><text:tab/><text:tab/></text:p>
      <text:p text:style-name="P6"><text:tab/><text:tab/>-&gt; melee-class for close attacks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 text:c="3"/>@ 26.09. <text:tab/>-&gt; finish melee-class<text:tab/><text:tab/><text:tab/><text:tab/><text:tab/><text:tab/><text:tab/></text:p>
      <text:p text:style-name="P6"><text:tab/><text:tab/>-&gt; player-attack animation<text:tab/><text:tab/><text:tab/><text:tab/><text:tab/><text:tab/><text:tab/><text:tab/><text:tab/></text:p>
      <text:p text:style-name="P6"><text:tab/><text:tab/><text:tab/><text:tab/><text:tab/><text:tab/><text:tab/><text:tab/><text:tab/><text:tab/><text:tab/><text:tab/><text:tab/></text:p>
      <text:p text:style-name="P6"><text:soft-page-break/><text:s text:c="3"/>TODO:</text:p>
      <text:p text:style-name="P6"><text:tab/> <text:tab/>-&gt; got-hit-state for enemy<text:tab/><text:tab/><text:tab/><text:tab/><text:tab/><text:tab/></text:p>
      <text:p text:style-name="P6"><text:tab/><text:tab/>-&gt; deal_damage status for enemy &amp; player<text:tab/><text:tab/></text:p>
      <text:p text:style-name="P6"><text:tab/><text:tab/>-&gt; creatures get pushed back by hit<text:tab/><text:tab/><text:tab/><text:tab/></text:p>
      <text:p text:style-name="P6"><text:tab/><text:tab/>-&gt; enemies follow player if in range<text:tab/><text:tab/><text:tab/></text:p>
      <text:p text:style-name="P6"><text:tab/><text:tab/>-&gt; enemies attack player<text:tab/><text:tab/><text:tab/><text:tab/><text:tab/><text:tab/></text:p>
      <text:p text:style-name="P6"><text:tab/><text:tab/>-&gt; make cursor to select buttons<text:tab/><text:tab/><text:tab/><text:tab/></text:p>
      <text:p text:style-name="P6"><text:tab/><text:tab/>-&gt; enemy cant walk diagonal better performance </text:p>
      <text:p text:style-name="P6"><text:tab/><text:tab/>-&gt; return switch-screen command from buttons<text:tab/></text:p>
      <text:p text:style-name="P6"><text:tab/><text:tab/>-&gt; level-switching and different tilesets<text:tab/><text:tab/></text:p>
      <text:p text:style-name="P6"><text:tab/><text:tab/>-&gt; better random movement for enemies<text:tab/><text:tab/><text:tab/></text:p>
      <text:p text:style-name="P6"><text:tab/><text:tab/>-&gt; enemies get attached to player if to near<text:tab/><text:tab/></text:p>
      <text:p text:style-name="P6"><text:tab/><text:tab/>-&gt; animate tiles<text:tab/><text:tab/><text:tab/><text:tab/><text:tab/><text:tab/><text:tab/><text:tab/></text:p>
      <text:p text:style-name="P6"><text:tab/><text:tab/>-&gt; make easy splash-screen with logo to start</text:p>
      <text:p text:style-name="P6"/>
      <text:p text:style-name="P6"><text:tab/><text:tab/>-&gt; easy menu<text:tab/><text:tab/><text:tab/><text:tab/><text:tab/><text:tab/><text:tab/><text:tab/><text:tab/></text:p>
      <text:p text:style-name="P6"><text:tab/><text:tab/>-&gt; easy HUD (hp, mana, exp, inventory( ? ))<text:tab/></text:p>
      <text:p text:style-name="P6"><text:tab/><text:tab/>-&gt; think about frametime and movement<text:tab/><text:tab/><text:tab/></text:p>
      <text:p text:style-name="P6"><text:tab/><text:tab/>-&gt; reduce enemy- &amp; player-hp if colliding both<text:tab/></text:p>
      <text:p text:style-name="P6"><text:tab/><text:tab/>-&gt; push back on hits<text:tab/><text:tab/><text:tab/><text:tab/><text:tab/><text:tab/><text:tab/></text:p>
      <text:p text:style-name="P6"><text:tab/><text:tab/>-&gt; death-animation for player ?<text:tab/><text:tab/><text:tab/><text:tab/><text:tab/></text:p>
      <text:p text:style-name="P3"><text:span text:style-name="T2"><text:tab/><text:tab/>-&gt; load npc-spawn<text:tab/><text:tab/><text:tab/><text:tab/><text:tab/><text:tab/><text:tab/><text:tab/></text:span><text:span text:style-name="T1">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wel mauwel</meta:initial-creator>
    <meta:creation-date>2017-01-30T13:06:01.41</meta:creation-date>
    <dc:date>2017-02-07T22:05:19.92</dc:date>
    <dc:creator>Pauwel mauwel</dc:creator>
    <meta:editing-duration>PT4H30M35S</meta:editing-duration>
    <meta:editing-cycles>18</meta:editing-cycles>
    <meta:generator>OpenOffice/4.1.2$Win32 OpenOffice.org_project/412m3$Build-9782</meta:generator>
    <meta:document-statistic meta:table-count="0" meta:image-count="8" meta:object-count="0" meta:page-count="6" meta:paragraph-count="202" meta:word-count="836" meta:character-count="6359"/>
  </office:meta>
</office:document-meta>
</file>